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text-properties style:font-name="Times New Roman"/>
    </style:style>
    <style:style style:name="P2" style:family="paragraph" style:parent-style-name="Preformatted_20_Text">
      <style:paragraph-properties fo:margin-left="0cm" fo:margin-right="0cm" fo:text-indent="0cm" style:auto-text-indent="true"/>
    </style:style>
    <style:style style:name="P3" style:family="paragraph" style:parent-style-name="Preformatted_20_Text">
      <style:paragraph-properties fo:margin-left="0cm" fo:margin-right="0cm" fo:text-indent="0cm" style:auto-text-indent="true"/>
      <style:text-properties style:font-name="Times New Roman"/>
    </style:style>
    <style:style style:name="P4" style:family="paragraph" style:parent-style-name="Preformatted_20_Text">
      <style:paragraph-properties fo:margin-left="0cm" fo:margin-right="0cm" fo:text-indent="0cm" style:auto-text-indent="false"/>
      <style:text-properties style:font-name="Times New Roman"/>
    </style:style>
    <style:style style:name="P5" style:family="paragraph" style:parent-style-name="Preformatted_20_Text">
      <style:paragraph-properties fo:margin-left="1.251cm" fo:margin-right="0cm" fo:text-indent="0cm" style:auto-text-indent="false"/>
      <style:text-properties style:font-name="Times New Roman"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kumentace úlohy JSN: JSON2XML v Perl do IPP 2011/2012</text:p>
      <text:p text:style-name="P1">Jméno a příjmení: Jan Pacner</text:p>
      <text:p text:style-name="P1">Login: xpacne00</text:p>
      <text:p text:style-name="P3"/>
      <text:p text:style-name="P2"><text:span text:style-name="T2">Pro řešení uvedeného zadání jsem zvolil využití pouze 3 stěžejních modulů (</text:span><text:span text:style-name="T3">Data::Types, JSON, XML::RegExp</text:span><text:span text:style-name="T2">). Vzhledem k omezením na zpracování parametrů nebylo možné využít existujicích modulů pro jednoduché zpracování parametrů, a tak velkou část skriptu tvoří právě zpracování argumentů. Konkrétně povolené moduly nenabízely možnost výhradní existence daného argumentu (nesmí se opakovat). Ruční zpracování řeším běžným způsobem - v cyklu procházím celé pole a po jednom kontroluji, zdali argument je platný (tzn. zdali se již neobjevil předtím a zdali je hodnota přípustná). Nakonec zkontroluji výlučnost některých argumentů (např. </text:span><text:span text:style-name="T3">--start</text:span><text:span text:style-name="T2">). Pro zjednodušení práce s vstupními a výstupními soubory jsem si uložil do proměnných i souborové deskriptory a nadále používal pro vstupně-výstupní operace pouze je.</text:span></text:p>
      <text:p text:style-name="P3"/>
      <text:p text:style-name="P3">Pro vytvoření stromu ze vstupního JSON souboru jsem zvolil výše uvedený modul „JSON“. Tento umožňuje tvorbu stromu jak inkrementálně, tak „vše naráz“. Inkrementální metoda má jisté nezanedbatelné nevýhody a proto je implementována metoda „vše naráz“. Tato vyžaduje kompletní JSON řetězec v celku. Načetl jsem proto po řádcích celý vstup do proměnné. Čtení po řádcích je nejrychlejší metoda čtení textového vstupu dostupná v jazyce Perl. Proto byla také zvolena (lze nalézt poměrně překvapivé benchmarky). Protože prvotní implementace skriptu nevyhovovala zadání v případě zacházení s čísly a řetězci, bylo nutné obejít limitaci JSON parsovacího modulu, která vychází z podstaty typování v Perlu (proměnná se implicitně přetypovává podle kontextu a potřeb). Řešení napsat si vlastní parser jsem zavrhnul, protože bych se zbavil kvalitního, optimalizovaného a odzkoušeného modulu JSON a strávil s tím více času. Proto si všechny relevantní řetězcové dvojice nejprve označím vlastním prefixem, následně využiji finálně JSON modul a později prefix ve vhodném okamžiku odstraním. Toto řešení velice degraduje celkový výkon výsledného skriptu, ale rychlost nebyla předmětem zadání. Protože module JSON implicitně pracuje s utf-8, nebylo se čeho obávat z hlediska chyb s kódováním spojených. Nakonec modul JSON okamžitě zastaví výpočet s chybou, pokud nalezne nekorektní vstupní řetězec.</text:p>
      <text:p text:style-name="P3"/>
      <text:p text:style-name="P3">Ústřední činností skriptu je procházení vytvořeného stromu a generování příslušných XML entit. XML vyžaduje pro prázdnou entitu zápis <text:span text:style-name="T1">&lt;entita/&gt;</text:span> namísto delšího <text:span text:style-name="T1">&lt;entita&gt;&lt;/entita&gt;</text:span>. Tato na první pohled příjemná vlastnost však znamená, že se nějakým způsobem musí „dopředu“ zjistit, zdali entita neobsahuje nějaké položky. V případě JSON stromu je naštěstí toto poměrně jednoduchá záležitost a za tímto účelem vznikly dvě funkce – pro JSON array (<text:span text:style-name="T1">array_empty()</text:span>) a JSON object (<text:span text:style-name="T1">hash_empty()</text:span>).</text:p>
      <text:p text:style-name="P3"/>
      <text:p text:style-name="P3">Samostatné zpracování stromu je již od pohledu problém vyžadující rekurzi. Tato je zajištěna funkcí <text:span text:style-name="T1">traverse_json()</text:span>. V ní je postupně kontrolováno, zdali se jedná o pole, object (objekt), či „finální“ položku v objektu, která je skalárního charakteru. V případě pole proběhne nejprve kontrola na prázdnost (viz. výše) a poté postupný průchod polem a rekurzívní volání <text:span text:style-name="T1">traverse_json()</text:span> na jednotlivé prvky. Nutno podotknout, že v rámci tohoto volání se musí předat i informace o indexu daného prvku v poli – tato je předána vždy a až uvnitř zanořeného volání <text:span text:style-name="T1">traverse_json()</text:span> se podle argumentu <text:span text:style-name="T1">-t</text:span> tato hodnota použije, či nikoliv. Pokud je zadán argument -a, tak se ještě před průchodem pole spočítá jeho velikost a hodnota se vytiskne spolu s hlavičkou daného pole. Pokud se nejedná o pole, je testována přítomnost hash tabulky, která reprezentuje JSON object. Zde je taktéž proveden test na prázdnost a dále průchod přes všechny klíče. Pokud je hodnotou klíče hash nebo pole, vytiskne se příslušná hlavička a rekurzivně se zavolá <text:span text:style-name="T1">traverse_json()</text:span>. V opačném případě se zavolá fce <text:span text:style-name="T1">handle_scalar()</text:span> se speciálním parametrem indikujícím volání z hash stavu (vysvětlení tohoto šeredného řešení viz. níže). Tato má na starosti obsluhu výstupu pro konkrétní dvojici jméno-hodnota. Pozornost je též nutno věnovat stavu, kdy se hash (potažmo JSON object) nachází v poli. Tento případ jsem původně řešil tak, že se objekt rozgeneroval jako mnoho položek pole, které však úmyslně nebyly indexovány. Až posléze jsem zjistil, že v tomto specifickém případě je nutno generovat „prázdnou“ entitu, indikující samotný objekt a uzavírající jeho položky. Tímto končí problém hash a zbývá poslední možnost – skalární položka v poli. Řešení opět využívá volání fce <text:span text:style-name="T1">handle_scalar()</text:span> s parametry vyhovujícími položce pole (což znamená zahrnutí případného indexu pokud byl zadán argument <text:span text:style-name="T1">-t</text:span>, nic víc).</text:p>
      <text:p text:style-name="P3"/>
      <text:p text:style-name="P3">Výše zmiňovaná funkce <text:span text:style-name="T1">handle_scalar()</text:span> pracuje se třemi argumenty – položkou, hodnotou a speciálním indikátorem. Pokud je hodnota booleovského typu nebo null, je zavolána malá pomocná fuknce <text:span text:style-name="T1">handle_l()</text:span>, která zajišťuje konzistentní výstup těchto tří speciálních entit v závislosti na argumentu <text:span text:style-name="T1">-l</text:span>, jak již název napovídá. Pokud se jedná o jiné hodnoty, musíme se rozhodnout, zdali jde o číslo, ale to pouze v případě, že byla tato fce <text:span text:style-name="T1">handle_scalar()</text:span> volána z kontextu hash. To proto, že ze zadání plyne, že není nutné uvažovat přítomnost řetězce v poli – proto může být řetězec přítomen pouze v hash. Tento předpoklad je využit již při předzpracování vstupního řetězce přidáním prefixu právě těmto řetězcovým dvojicím. V případě, že je to řetězec, odřízneme přidaný prefix z hodnoty, nahradíme pomocí fce normalize() všechny výskyty nevalidních XML znaků za mínus a zkontrolujeme její validitu za pomoci modulu <text:span text:style-name="T1">XML::RegExp</text:span>. Pokud byl zadán argument <text:span text:style-name="T1">-c</text:span>, nahradíme XML-nevalidní znaky v hodnotě (atributu) za jejich XML varianty. V opačném případě zkontrolujeme validitu atributu a při neshodě zastavíme výpočet s chybou. Nakonec je výsledná položka s hodnotou vypsána v závislosti na argumentu <text:span text:style-name="T1">-s</text:span> buď v podobě <text:span text:style-name="T1">&lt;položka&gt;hodnota&lt;/položka&gt;</text:span> nebo <text:span text:style-name="T1">&lt;položka value=“hodnota“/&gt;</text:span>. Pokud se však jednalo o číslo a ne řetězec, bylo toto převedeno na celé funkcí <text:span text:style-name="T1">to_int()</text:span>, <text:soft-page-break/>která jako jedna z mála respektuje „matematické“ zaokrouhlování (pět a výše) a nebere v úvahu pravděpodobnost zaokrouhlování nahoru a dolů. Přesněji řečeno tato funkce vlastně provádí následující kód</text:p>
      <text:p text:style-name="P5">my $tmp = int(abs($float) + 0.5); my $res = ($float &lt; 0) ? -$tmp : $tmp;</text:p>
      <text:p text:style-name="P4">Výsledek je vypsán obdobně jako v případě řetězce výše, avšak ne v závislosti na parametru <text:span text:style-name="T1">-s</text:span>, nýbrž <text:span text:style-name="T1">-i</text:span>.</text:p>
      <text:p text:style-name="P3"/>
      <text:p text:style-name="P3">Ve výsledném skriptu není explicitně použito žádné uzavírání souborových deskriptorů, protože to interpret Perlu dělá automaticky při ukončení. Protože v zadání nebylo specifikováno, zdali může docházet k „přímému“ generování výstupu inkrementálně a nebo pouze „v celku“ (tzn. až po úspěšném ukončení všech operací), zvolil jsem samostatně, a sice inkrementální přístup, protože je to více v „unixovském“ duchu. Proto také skript v případě chyby na starndartní výstup často něco „stihne“ vypsa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text-indent="0.499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4-06T20:24:30</dc:date>
    <meta:generator>LibreOffice/3.5$Linux_X86_64 LibreOffice_project/350m1$Build-102</meta:generator>
    <meta:editing-duration>PT2H2M31S</meta:editing-duration>
    <meta:editing-cycles>47</meta:editing-cycles>
    <meta:document-statistic meta:table-count="0" meta:image-count="0" meta:object-count="0" meta:page-count="2" meta:paragraph-count="11" meta:word-count="1010" meta:character-count="6878" meta:non-whitespace-character-count="5880"/>
  </office:meta>
</office:document-meta>
</file>